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g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ag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.isOff( lon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.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.Flags( long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ags.turnOn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ags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ags.turnOff( lon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.isOn( lon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.turnOff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.turnOn( lon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